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D1000000F16266DE4B5E3E51C6.jpg" manifest:media-type="image/jpeg"/>
  <manifest:file-entry manifest:full-path="Pictures/100002010000053B000000D095037897C6FD481B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New Analyst: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Big Title</text:p>
            <text:p/>
          </draw:text-box>
        </draw:frame>
        <draw:frame draw:style-name="gr1" draw:text-style-name="P2" draw:layer="layout" svg:width="5.416cm" svg:height="6.245cm" svg:x="11.266cm" svg:y="4.728cm">
          <draw:image xlink:href="Pictures/10000000000000D1000000F16266DE4B5E3E51C6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3B000000D095037897C6FD481B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7T22:28:58.812813084</meta:creation-date>
    <meta:editing-duration>P0D</meta:editing-duration>
    <meta:editing-cycles>1</meta:editing-cycles>
    <meta:generator>LibreOffice/5.4.4.2$MacOSX_X86_64 LibreOffice_project/2524958677847fb3bb44820e40380acbe820f960</meta:generator>
    <dc:title>Bright Blue</dc:title>
    <meta:document-statistic meta:object-count="27"/>
  </office:meta>
</office:document-meta>
</file>